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da52" officeooo:paragraph-rsid="0012da52"/>
    </style:style>
    <style:style style:name="P2" style:family="paragraph" style:parent-style-name="Standard">
      <style:paragraph-properties fo:text-align="start" style:justify-single-word="false"/>
      <style:text-properties fo:font-weight="bold" officeooo:rsid="001ba7f4" officeooo:paragraph-rsid="0012da52" style:font-weight-asian="bold" style:font-weight-complex="bold"/>
    </style:style>
    <style:style style:name="P3" style:family="paragraph" style:parent-style-name="Standard">
      <style:paragraph-properties fo:text-align="start" style:justify-single-word="false"/>
      <style:text-properties fo:font-weight="bold" officeooo:rsid="0012da52" officeooo:paragraph-rsid="001454ad" style:font-weight-asian="bold" style:font-weight-complex="bold"/>
    </style:style>
    <style:style style:name="P4" style:family="paragraph" style:parent-style-name="Standard">
      <style:paragraph-properties fo:text-align="start" style:justify-single-word="false"/>
      <style:text-properties fo:font-weight="bold" officeooo:rsid="0025f07a" officeooo:paragraph-rsid="0025f07a" style:font-weight-asian="bold" style:font-weight-complex="bold"/>
    </style:style>
    <style:style style:name="P5" style:family="paragraph" style:parent-style-name="Standard">
      <style:paragraph-properties fo:text-align="start" style:justify-single-word="false"/>
      <style:text-properties fo:font-weight="bold" officeooo:rsid="001ba7f4" officeooo:paragraph-rsid="002b5750"/>
    </style:style>
    <style:style style:name="P6" style:family="paragraph" style:parent-style-name="Standard">
      <style:paragraph-properties fo:text-align="start" style:justify-single-word="false"/>
      <style:text-properties fo:font-weight="bold" officeooo:rsid="001ba7f4" officeooo:paragraph-rsid="0012da52"/>
    </style:style>
    <style:style style:name="P7" style:family="paragraph" style:parent-style-name="Standard">
      <style:paragraph-properties fo:text-align="start" style:justify-single-word="false"/>
      <style:text-properties fo:font-weight="normal" officeooo:rsid="001ba7f4" officeooo:paragraph-rsid="0012da52" style:font-weight-asian="normal" style:font-weight-complex="normal"/>
    </style:style>
    <style:style style:name="P8" style:family="paragraph" style:parent-style-name="Standard">
      <style:paragraph-properties fo:text-align="start" style:justify-single-word="false"/>
      <style:text-properties fo:font-weight="normal" officeooo:rsid="0012da52" officeooo:paragraph-rsid="0012da52" style:font-weight-asian="normal" style:font-weight-complex="normal"/>
    </style:style>
    <style:style style:name="P9" style:family="paragraph" style:parent-style-name="Standard">
      <style:paragraph-properties fo:text-align="start" style:justify-single-word="false"/>
      <style:text-properties fo:font-weight="normal" officeooo:rsid="0012da52" officeooo:paragraph-rsid="001454ad" style:font-weight-asian="normal" style:font-weight-complex="normal"/>
    </style:style>
    <style:style style:name="P10" style:family="paragraph" style:parent-style-name="Standard">
      <style:paragraph-properties fo:text-align="start" style:justify-single-word="false"/>
      <style:text-properties fo:font-weight="normal" officeooo:rsid="0018df94" officeooo:paragraph-rsid="0018df94" style:font-weight-asian="normal" style:font-weight-complex="normal"/>
    </style:style>
    <style:style style:name="P11" style:family="paragraph" style:parent-style-name="Standard">
      <style:paragraph-properties fo:text-align="start" style:justify-single-word="false"/>
      <style:text-properties fo:font-weight="normal" officeooo:rsid="0018df94" officeooo:paragraph-rsid="001bc147" style:font-weight-asian="normal" style:font-weight-complex="normal"/>
    </style:style>
    <style:style style:name="P12" style:family="paragraph" style:parent-style-name="Standard">
      <style:paragraph-properties fo:text-align="start" style:justify-single-word="false"/>
      <style:text-properties fo:font-weight="normal" officeooo:rsid="001ab72d" officeooo:paragraph-rsid="001ab72d" style:font-weight-asian="normal" style:font-weight-complex="normal"/>
    </style:style>
    <style:style style:name="P13" style:family="paragraph" style:parent-style-name="Standard">
      <style:paragraph-properties fo:text-align="start" style:justify-single-word="false"/>
      <style:text-properties fo:font-weight="normal" officeooo:rsid="001ab72d" officeooo:paragraph-rsid="001e0ffe" style:font-weight-asian="normal" style:font-weight-complex="normal"/>
    </style:style>
    <style:style style:name="P14" style:family="paragraph" style:parent-style-name="Standard">
      <style:paragraph-properties fo:text-align="start" style:justify-single-word="false"/>
      <style:text-properties fo:font-weight="normal" officeooo:rsid="00230fc9" officeooo:paragraph-rsid="00230fc9" style:font-weight-asian="normal" style:font-weight-complex="normal"/>
    </style:style>
    <style:style style:name="P15" style:family="paragraph" style:parent-style-name="Standard">
      <style:paragraph-properties fo:text-align="start" style:justify-single-word="false"/>
      <style:text-properties fo:font-weight="normal" officeooo:rsid="0026e794" officeooo:paragraph-rsid="0026e794" style:font-weight-asian="normal" style:font-weight-complex="normal"/>
    </style:style>
    <style:style style:name="P16" style:family="paragraph" style:parent-style-name="Standard">
      <style:paragraph-properties fo:text-align="start" style:justify-single-word="false"/>
      <style:text-properties fo:font-weight="normal" officeooo:rsid="002bc92a" officeooo:paragraph-rsid="002bc92a" style:font-weight-asian="normal" style:font-weight-complex="normal"/>
    </style:style>
    <style:style style:name="P17" style:family="paragraph" style:parent-style-name="Standard">
      <style:paragraph-properties fo:text-align="start" style:justify-single-word="false"/>
      <style:text-properties fo:font-weight="normal" officeooo:rsid="00307cb0" officeooo:paragraph-rsid="00307cb0" style:font-weight-asian="normal" style:font-weight-complex="normal"/>
    </style:style>
    <style:style style:name="P18" style:family="paragraph" style:parent-style-name="Standard">
      <style:paragraph-properties fo:text-align="start" style:justify-single-word="false"/>
      <style:text-properties fo:font-weight="normal" officeooo:rsid="00336fe2" officeooo:paragraph-rsid="00336fe2" style:font-weight-asian="normal" style:font-weight-complex="normal"/>
    </style:style>
    <style:style style:name="P19" style:family="paragraph" style:parent-style-name="Standard">
      <style:paragraph-properties fo:text-align="start" style:justify-single-word="false"/>
      <style:text-properties fo:font-weight="normal" officeooo:rsid="0036814a" officeooo:paragraph-rsid="0036814a" style:font-weight-asian="normal" style:font-weight-complex="normal"/>
    </style:style>
    <style:style style:name="P20" style:family="paragraph" style:parent-style-name="Standard">
      <style:paragraph-properties fo:text-align="start" style:justify-single-word="false"/>
      <style:text-properties fo:font-weight="normal" officeooo:rsid="0037c33d" officeooo:paragraph-rsid="0037c33d" style:font-weight-asian="normal" style:font-weight-complex="normal"/>
    </style:style>
    <style:style style:name="P21" style:family="paragraph" style:parent-style-name="Standard">
      <style:paragraph-properties fo:text-align="start" style:justify-single-word="false"/>
      <style:text-properties officeooo:rsid="001ba7f4" officeooo:paragraph-rsid="0012da52"/>
    </style:style>
    <style:style style:name="P22" style:family="paragraph" style:parent-style-name="Standard">
      <style:paragraph-properties fo:text-align="start" style:justify-single-word="false"/>
      <style:text-properties fo:font-weight="normal" officeooo:rsid="001ab72d" officeooo:paragraph-rsid="001bc147" style:font-weight-asian="normal" style:font-weight-complex="normal"/>
    </style:style>
    <style:style style:name="P23" style:family="paragraph" style:parent-style-name="Standard">
      <style:paragraph-properties fo:text-align="start" style:justify-single-word="false"/>
      <style:text-properties fo:font-weight="normal" officeooo:rsid="001bc147" officeooo:paragraph-rsid="001e80c9" style:font-weight-asian="normal" style:font-weight-complex="normal"/>
    </style:style>
    <style:style style:name="P24" style:family="paragraph" style:parent-style-name="Text_20_body" style:list-style-name="L1">
      <style:paragraph-properties fo:text-align="start" style:justify-single-word="false"/>
      <style:text-properties fo:font-weight="normal" officeooo:rsid="001ba7f4" officeooo:paragraph-rsid="0012da52" style:font-weight-asian="normal" style:font-weight-complex="normal"/>
    </style:style>
    <style:style style:name="P25" style:family="paragraph" style:parent-style-name="Text_20_body" style:list-style-name="L2">
      <style:paragraph-properties fo:text-align="start" style:justify-single-word="false"/>
      <style:text-properties fo:font-weight="normal" officeooo:rsid="001ba7f4" officeooo:paragraph-rsid="0012da52"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cf3b7"/>
    </style:style>
    <style:style style:name="T3" style:family="text">
      <style:text-properties officeooo:rsid="001454ad"/>
    </style:style>
    <style:style style:name="T4" style:family="text">
      <style:text-properties officeooo:rsid="0015f30f"/>
    </style:style>
    <style:style style:name="T5" style:family="text">
      <style:text-properties officeooo:rsid="00169d43"/>
    </style:style>
    <style:style style:name="T6" style:family="text">
      <style:text-properties officeooo:rsid="00183dab"/>
    </style:style>
    <style:style style:name="T7" style:family="text">
      <style:text-properties officeooo:rsid="001ab72d"/>
    </style:style>
    <style:style style:name="T8" style:family="text">
      <style:text-properties officeooo:rsid="001bc147"/>
    </style:style>
    <style:style style:name="T9" style:family="text">
      <style:text-properties officeooo:rsid="0021a31f"/>
    </style:style>
    <style:style style:name="T10" style:family="text">
      <style:text-properties officeooo:rsid="00243265"/>
    </style:style>
    <style:style style:name="T11" style:family="text">
      <style:text-properties officeooo:rsid="0025f07a"/>
    </style:style>
    <style:style style:name="T12" style:family="text">
      <style:text-properties officeooo:rsid="00285b41"/>
    </style:style>
    <style:style style:name="T13" style:family="text">
      <style:text-properties officeooo:rsid="002bc92a"/>
    </style:style>
    <style:style style:name="T14" style:family="text">
      <style:text-properties officeooo:rsid="00318f06"/>
    </style:style>
    <style:style style:name="T15" style:family="text">
      <style:text-properties officeooo:rsid="0036814a"/>
    </style:style>
    <style:style style:name="T16" style:family="text">
      <style:text-properties officeooo:rsid="0039e743"/>
    </style:style>
    <style:style style:name="T17" style:family="text">
      <style:text-properties officeooo:rsid="003bbc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logue<text:span text:style-name="T3">a</text:span> – Concertation territoriale</text:p>
      <text:p text:style-name="P1"/>
      <text:p text:style-name="P3">P<text:span text:style-name="T11">ourquoi débattre :</text:span></text:p>
      <text:p text:style-name="P15">Faire de la politique c'est avoir une vision collective d'un projet de territoire commun. C'est insufflé une dynamique sur un territoire dans le but que chacun s'y retrouve et grandisse dans le respect de ses aspirations, ses convictions et ses croyances. C'est contribué à la gestion d'un espace commun où tous se croisent, se rencontre<text:span text:style-name="T13">nt</text:span>, sont interdépendants les uns des autres : <text:span text:style-name="T12">le boulanger fait le pain que chacun mange, le maçon construit les maisons que chacun habite, l'urbaniste dessine les rue que chacun empreinte… Et tous nous contribuons au bonheur collectif et c'est ça qui nous rend heureux, par la place individuelle que nous avons au sein du collectif.</text:span></text:p>
      <text:p text:style-name="P16">chacun contribue par son savoir à faire la société. </text:p>
      <text:p text:style-name="P16"/>
      <text:p text:style-name="P16">En amont d'un projet de territoire, faire la société est plus que nécessaire. La mise en commun, le partage, la relation interprofessionnelle et sociétale est utile.</text:p>
      <text:p text:style-name="P16">Mais bien trop souvent les participants viennent dans les instances de concertation avec leur savoir, débattent et comme par magie une idée fait un peu pr<text:span text:style-name="T17">ès</text:span> consensus. Mais quelle trace avons nous des débats ? Qui a dit quoi ? Comment en est-on arrivé là ? Est-on all<text:span text:style-name="T17">é</text:span> dans le bon sens ? Peut-on s'assurer que <text:span text:style-name="T17">le travail collectif fournis servira à tous ?</text:span></text:p>
      <text:p text:style-name="P9"/>
      <text:p text:style-name="P9"/>
      <text:p text:style-name="P4">Utilité :</text:p>
      <text:p text:style-name="P9">De plus en plus de concertations ont lieu <text:span text:style-name="T3">car font partie des contraintes légales. Ce sont de merveilleuses opportunités </text:span>pour mieux gérer les projets d'urbanisme. <text:span text:style-name="T3">Monter en intelligence collective, contrôle des activistes extremistes, mise en synergie des acteurs, Dialoguea – concertation territoriale apporte de nombreuses opportunités pour les décideurs. </text:span></text:p>
      <text:p text:style-name="P9"><text:span text:style-name="T3">L</text:span>a mise en place <text:span text:style-name="T3">d'une concertation</text:span> est complexe et nécessite une démarche qui se doit d'<text:span text:style-name="T4">être</text:span> stratégique. Inscrit dans un projet, elle ne peut pas faire l'impasse d'une réflexion approfondie sur le contexte, les personnes impliquées, les thématiques qui font débat. <text:span text:style-name="T17">L</text:span>es <text:span text:style-name="T8">contraintes</text:span> existent à la base, <text:span text:style-name="T5">avant même de faire de la concertation</text:span>. <text:span text:style-name="T13">Sa gestion en devient donc ,facilité.</text:span></text:p>
      <text:p text:style-name="P8"/>
      <text:p text:style-name="P8">C'est pour cela qu'une application va vous aider à mieux préparer, à concentrer les idées et à faire monter en intelligence les objectifs que vous vous êtes donnés. </text:p>
      <text:p text:style-name="P8"/>
      <text:p text:style-name="P8">Premièrement l'application permettra à chacun d'exprimer son point de vue sur le projet dans sa globalité. Des fiches acteurs mettront en lumière les regards des différents acteurs. Ceci est hors débat et sert à communiquer aux autres <text:span text:style-name="T6">son</text:span> point de vue <text:span text:style-name="T6">du projet. L'expression des émotions sera concentrée dans cet espace. S'étant exprimés et se sachant écoutés, les acteurs seront plus enclin pour <text:s/>accepter le débat.</text:span></text:p>
      <text:p text:style-name="P8"/>
      <text:p text:style-name="P11">L'application aura un espace projet où les phases <text:span text:style-name="T7">seront décrites au travers d'images, de data-visualisation et de cartographies synthétiques et compréhensibles pour un public non averti. Des zones cliquables ouvrant des bulles d'informations permettront d'approfondir le sujet et de ne pas survoler ou faire une mauvaise vulgarisation des vraies enjeux du projet. Ceci permet un regard global et en même temps particulier. Chaque bulle rassemblera une synthèse facile à lire et un certain nombre de bibliographies scientifiques qui donneront accès au savoir nécessaire pour débattre. Personne ne pourra affirmer des chiffres sans en référer à un savoir scientifique ou contre-argumenter sans la base d'études. A l'ère de l'Open-Data, l'utilisation de la donnée devient un enjeu </text:span></text:p>
      <text:p text:style-name="P22">d'intérêt général.</text:p>
      <text:p text:style-name="P10"/>
      <text:p text:style-name="P12">Ces même bulles donneront les éléments suffisants pour débattre sur une vraie vision du projet.</text:p>
      <text:p text:style-name="P12">Chacun pourra ouvrir de nouvelles perceptions <text:span text:style-name="T8">aux autres participants</text:span>.</text:p>
      <text:p text:style-name="P13">Cette montée en intelligence sera synthétisée dans un pdf qui assurera une traçabilité <text:span text:style-name="T9">des avis</text:span>. La <text:soft-page-break/>lecture sera limpide : <text:span text:style-name="T9">par thématique, suivant les points de débat, </text:span>qui dit quoi, sur quoi, en réponse à quoi et tentera de minimiser l'impact des croyances dans le débat. <text:span text:style-name="T8">Chaque savoir sera lié a son auteur, à une thématique, une étude de terrain en un clic de souris donnant une flexibilité et une rapidité assurant une utilisation complexe des avis. Ce pdf sera donc un vrai outil de travail pour les experts. Il est une phase nécessaire au bon déroulé du projet.</text:span></text:p>
      <text:p text:style-name="P13"/>
      <text:p text:style-name="P23">L'application n'oublie pas les experts. Elle sera pensée en priorité pour eux, pour assurer que le débat n'est pas hors cadre. Les phases, les thématiques, les contraintes législatives, les directives auront leur place et chaque corps de métier pourra s'intégrer dans cet outil de gestion de projet. Un traducteur pourra expliquer dans une langue plus généraliste les grands axes de chaque corps de métier. La place de l'animateur et des réunions sont donc centrales. Il ne se suffit pas à lui-même.</text:p>
      <text:p text:style-name="P23"><text:s/></text:p>
      <text:p text:style-name="P14">Ceci permettra une décentralisation du débat. Les réunions serviront à faire monter en complexité le débat, mais chacun, <text:span text:style-name="T10">hors du cadre des réunions, pourra donner un avis, y ajouter sa fiche acteur et se sentir partie prenante du projet commun.</text:span></text:p>
      <text:p text:style-name="P14"/>
      <text:p text:style-name="P17">Les moins <text:span text:style-name="T14">connaisseurs d</text:span>es nouvelles technologies pourront contribuer au débat lors des réunions. A l'animateur de savoir les impliquer. </text:p>
      <text:p text:style-name="P17"/>
      <text:p text:style-name="P18">Les exclus pourront faire l'objet d'animations spécifiques. Comme tout est centralisé sur une même plate-forme, les groupes de travail peuvent être décentralisés <text:span text:style-name="T15">et centralisés par la suite</text:span>. <text:span text:style-name="T15">C'est modulaire.</text:span></text:p>
      <text:p text:style-name="P18"/>
      <text:p text:style-name="P19">Une même solution pour chaque débat permet d'enrichir un outil plutôt que de réinventer le même outil à chaque projet. Moins coûteux, plus performant, tout en garantissant l'ancrage dans le territoire concerté, l'utilisation d'un tel outil est l'assurance d'être efficace.</text:p>
      <text:p text:style-name="P20">Conçu par <text:span text:style-name="T16">d</text:span>es urbanistes, des designers, des directeurs artistiques, <text:span text:style-name="T16">des consultants, cet outil est la garantie qu'il respect les standards d'une bonne concertation.</text:span></text:p>
      <text:p text:style-name="P18"/>
      <text:p text:style-name="P17"/>
      <text:p text:style-name="P12"/>
      <text:p text:style-name="P12"/>
      <text:p text:style-name="P8"/>
      <text:p text:style-name="P8"/>
      <text:p text:style-name="P8"/>
      <text:p text:style-name="P8"/>
      <text:p text:style-name="P8"/>
      <text:p text:style-name="P2">Objectifs :</text:p>
      <text:p text:style-name="P7">Application web ayant pour ambition de concerter la population autour de projets d'urbanisme ou d'architecture utilisant l'infographie (3D – 2D – plans)</text:p>
      <text:p text:style-name="P6"><text:span text:style-name="T1">Le développement est basé sur les préceptes de la méthode Agile</text:span><text:span text:style-name="T1"><text:note text:id="ftn1" text:note-class="footnote"><text:note-citation>1</text:note-citation><text:note-body><text:p text:style-name="P5"><text:a xlink:type="simple" xlink:href="https://fr.wikipedia.org/wiki/Méthode_agile"><text:span text:style-name="T1">https://fr.wikipedia.org/wiki/M%C3%A9thode_agile</text:span></text:a></text:p></text:note-body></text:note></text:span></text:p>
      <text:p text:style-name="P7"/>
      <text:p text:style-name="P7">Nourris dans un deuxième temps du projet de Pixel Humain, une extension vers l'Open-Data et le conseil aux collectivités peut être une piste de diversification et ouvrir vers de nouveaux services. </text:p>
      <text:p text:style-name="P7">Il pourra s'étendre à un outil de gestion de projet urbanistique intégrant la concertation. Ceci ne dispense pas d'animations physiques de réunions voire même c'est l'alternance virtuel/présentiel qui est privilégiée car c'est ce qui fonctionne le mieux actuellement.</text:p>
      <text:p text:style-name="P21"><text:s/></text:p>
      <text:p text:style-name="P21"/>
      <text:p text:style-name="P2"><text:span text:style-name="T2">P</text:span>ublic<text:span text:style-name="T2">s :</text:span></text:p>
      <text:list xml:id="list4460257742689639115" text:style-name="L1">
        <text:list-item>
          <text:p text:style-name="P24">cabinets d'architectes</text:p>
        </text:list-item>
      </text:list>
      <text:list xml:id="list90555269002618143" text:style-name="L2">
        <text:list-item>
          <text:p text:style-name="P25"><text:soft-page-break/>urbanistes, </text:p>
        </text:list-item>
        <text:list-item>
          <text:p text:style-name="P25">bureaux d'études en environnement, </text:p>
        </text:list-item>
        <text:list-item>
          <text:p text:style-name="P25">collectivités, </text:p>
        </text:list-item>
        <text:list-item>
          <text:p text:style-name="P25">Institutions dans l'aménagement du territoire</text:p>
        </text:list-item>
        <text:list-item>
          <text:p text:style-name="P25">(Conservatoire du littoral, DREAL, SAGE, Parc Naturel Régionaux, Parcs Nationaux, Réserves Naturelles, …) . </text:p>
        </text:list-item>
        <text:list-item>
          <text:p text:style-name="P25">Les promoteurs immobiliers peuvent être une piste de clients potentiels notamment comme outil de présentation de projets, voire de gestion en interne.</text:p>
        </text:list-item>
        <text:list-item>
          <text:p text:style-name="P25">Outil pédagogique donc ouvert vers les structures pédagogique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0:10:48.070259547</meta:creation-date>
    <dc:date>2015-08-04T00:15:46.279301914</dc:date>
    <meta:editing-duration>PT4H55M37S</meta:editing-duration>
    <meta:editing-cycles>36</meta:editing-cycles>
    <meta:generator>LibreOffice/4.2.8.2$Linux_x86 LibreOffice_project/420m0$Build-2</meta:generator>
    <meta:document-statistic meta:table-count="0" meta:image-count="0" meta:object-count="0" meta:page-count="3" meta:paragraph-count="39" meta:word-count="1061" meta:character-count="6886" meta:non-whitespace-character-count="5853"/>
  </office:meta>
</office:document-meta>
</file>